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arial">
      <style:text-properties style:font-name="Arial"/>
    </style:style>
    <style:style style:name="P2" style:family="paragraph" style:parent-style-name="arial">
      <style:paragraph-properties fo:text-align="justify" style:justify-single-word="false"/>
      <style:text-properties style:font-name="Arial"/>
    </style:style>
    <style:style style:name="P3" style:family="paragraph" style:parent-style-name="arial">
      <style:text-properties style:font-name="Arial"/>
    </style:style>
    <style:style style:name="P4" style:family="paragraph" style:parent-style-name="arial">
      <style:paragraph-properties fo:text-align="justify" style:justify-single-word="false"/>
      <style:text-properties style:font-name="Arial"/>
    </style:style>
    <style:style style:name="P5" style:family="paragraph" style:parent-style-name="arial">
      <style:paragraph-properties fo:text-align="justify" style:justify-single-word="false"/>
      <style:text-properties style:font-name="Arial" fo:font-weight="bold" style:font-weight-asian="bold" style:font-weight-complex="bold"/>
    </style:style>
    <style:style style:name="P6" style:family="paragraph" style:parent-style-name="arial">
      <style:paragraph-properties fo:text-align="justify" style:justify-single-word="false"/>
      <style:text-properties style:font-name="Arial" fo:font-size="10pt" style:font-size-asian="10pt" style:font-size-complex="10pt"/>
    </style:style>
    <style:style style:name="P7" style:family="paragraph" style:parent-style-name="arial" style:list-style-name="L1">
      <style:paragraph-properties fo:text-align="justify" style:justify-single-word="false"/>
      <style:text-properties style:font-name="Arial" fo:font-size="10pt" style:font-size-asian="10pt" style:font-size-complex="10pt"/>
    </style:style>
    <style:style style:name="P8" style:family="paragraph" style:parent-style-name="arial">
      <style:paragraph-properties fo:text-align="justify" style:justify-single-word="false"/>
      <style:text-properties style:font-name="Arial" fo:font-size="10pt" fo:font-weight="normal" style:font-size-asian="8.75pt" style:font-weight-asian="normal" style:font-size-complex="10pt" style:font-weight-complex="normal"/>
    </style:style>
    <style:style style:name="P9" style:family="paragraph" style:parent-style-name="arial">
      <style:paragraph-properties fo:text-align="justify" style:justify-single-word="false"/>
      <style:text-properties style:font-name="Arial" fo:font-size="12pt" fo:font-weight="bold" style:font-size-asian="10.5pt" style:font-weight-asian="bold" style:font-size-complex="12pt" style:font-weight-complex="bold"/>
    </style:style>
    <style:style style:name="P10" style:family="paragraph" style:parent-style-name="arial">
      <style:paragraph-properties fo:text-align="justify" style:justify-single-word="false"/>
      <style:text-properties style:font-name="Arial" fo:font-size="12pt" fo:font-weight="bold" style:font-size-asian="12pt" style:font-weight-asian="bold" style:font-size-complex="12pt" style:font-weight-complex="bold"/>
    </style:style>
    <style:style style:name="P11" style:family="paragraph" style:parent-style-name="arial">
      <style:paragraph-properties fo:text-align="justify" style:justify-single-word="false"/>
      <style:text-properties style:text-position="sub 58%" style:font-name="Arial" fo:font-size="10pt" fo:font-weight="normal" style:font-size-asian="10pt" style:font-weight-asian="normal" style:font-size-complex="10pt" style:font-weight-complex="normal"/>
    </style:style>
    <style:style style:name="P12" style:family="paragraph" style:parent-style-name="Standard">
      <style:text-properties style:text-position="sub 58%"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normal"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cription – Andrew Watson</text:p>
      <text:p text:style-name="P1"/>
      <text:p text:style-name="P5">1. Introduction</text:p>
      <text:p text:style-name="P1"/>
      <text:p text:style-name="P6">The inherent qualities that make a particular phrase memorable is a well studied discipline in the fields of psychology and linguistics, with applications in the real world including the creation of memorable advertising slogans. Factors such as a primacy, recency and alliteration are all useful in determining whether or not a phrase is likely to be recalled by a subject. <text:s/>"You Had Me at Hello: How Phrasing Affects Memorability" (Danescu-Niculescu-Mizil, Cheng, Kleinberg, Lee ; Cornell 2012) outlines the creation of a system for predicting the memorable quotes from a film (as listed on the its IMDB page) given its dialogue. This is an interesting field given what the system is trying to accomplish compared with the data it uses. Factors such as the mood set in a given scene, the music used, inflection/emphasis and the character that says the quote are all often reasons a particular quote is recalled. For example, as a piece of dialogue the phrase “No, I am your father” is not especially interesting, but given the situation the phrase is uttered in and the scene set by the film it <text:s/>is clear to a human observer that this is a particularly important part of the film. The goal of extracting the memorable quotes purely using the dialogue is therefore a difficult task, but the work of the authors of YHMAH were able to produce a system that was able to predict the most memorable quotes with a decent amount of consistency. My project aims to build on and improve the YHMAH system by using techniques not used or considered by the original creators. The project itself will have 3 main goals.</text:p>
      <text:p text:style-name="P2"/>
      <text:p text:style-name="P5">2. Project Goals</text:p>
      <text:p text:style-name="P5"/>
      <text:p text:style-name="P2">2.1 Reproduce YHMAH System</text:p>
      <text:p text:style-name="P2"/>
      <text:p text:style-name="P6">The first goal of the project will be to recreate the system originally produced by the Cornell group. I plan to stick as closely as I can to their implementation and as such I will be using Python and NLTK to build my classification system. The authors of the project have made their corpora available online so reproducing their system should be relatively straightforward.</text:p>
      <text:p text:style-name="P6"/>
      <text:p text:style-name="P2">2.2 Scene Tiling Analysis</text:p>
      <text:p text:style-name="P2"/>
      <text:p text:style-name="P6">The second part of the project will involve the first of two major additions to the original system. The Cornell group note in their paper that a higher proportion of a movie’s quotable dialogue occurrs in the final decile of the film than in the rest of the film. I am looking to test the hypothesis that quotable dialogue is also often found toward the end of a given scene or conversation. The corpus provided splits the movie dialogue into conversations so this will help in implementing this part of the system.</text:p>
      <text:p text:style-name="P2"/>
      <text:p text:style-name="P2">2.3 Sentiment Analysis, Humour Detection and Topic Modelling</text:p>
      <text:p text:style-name="P2"/>
      <text:p text:style-name="P6">The third and final phase of the project will involve using sentiment analysis and humour detection to take into account the findings of the following papers:</text:p>
      <text:p text:style-name="P6"/>
      <text:list xml:id="list2171579943" text:style-name="L1">
        <text:list-item>
          <text:p text:style-name="P7"><text:s/>"Popular movie quotes: Reﬂections of a people and a culture" (Fischoff, Cardenas, Hernandez, Wyatt, Young, and Gordon ; 2000). The paper chronicles a study that found that when people are asked to recall their favourite movie quotes there is a bias towards quotes with negative connotations, e.g. violence, anger use of expletives etc.</text:p>
        </text:list-item>
        <text:list-item>
          <text:p text:style-name="P7">"Social movie quoting: What, why, and how?" (Harris, Werth, Bures, Bartel ; 2008). This paper studies movie quoting in everyday conversation and notes that quotes from comedies and indeed humourous quotes in general tend to be used more in everyday conversation.</text:p>
        </text:list-item>
      </text:list>
      <text:p text:style-name="P6"/>
      <text:p text:style-name="P6">By biasing towards humorous and/or quotes with a negative connotation I hope to improve the accuracy of the classifier. This part of the project may also if time allows involve using topic modelling to further improve the system. This would involve using the metadata provided with the corpora to try and make better predictions. For example, the system could put a larger weighting toward violent/expletive filled quotes in gangster films or humorous quotes in comedies.</text:p>
      <text:p text:style-name="P6"/>
      <text:p text:style-name="P9">3. Methodology</text:p>
      <text:p text:style-name="P9"/>
      <text:p text:style-name="P8">To build the system, I will be using Python and NLTK as this is what the Cornell group used to implement their original system. These two on their own should be sufficient to complete parts 2.1 and 2.2, but when it <text:soft-page-break/>comes to 2.3, I may look to use Mallet, a machine learning for Natural Language toolkit using Java. Libraries do exist for the interfacing of the two and Mallet is a powerful tool when it comes to things like topic modelling, although there is a lot less of a community for Mallet as well as a lack of documentation which may mean using it could prove difficult. I will certainly initially look into completing this part of the project with Python/NLTK initially before moving on to Mallet as a second option.</text:p>
      <text:p text:style-name="P8"/>
      <text:p text:style-name="P10">4. Time Scale</text:p>
      <text:p text:style-name="P10"/>
      <text:p text:style-name="P8">Roughly speaking, I wish to have phase 1 of the system completed and testing in the next two weeks and have started implementing phase 2 by week 7. Phase 2 of the project should be completed by week 9 and Phase 3 should be started to be implemented from week 10 onwards. Phase 3 should hopefully be finished by the end of December, but may be pushed into January. This is due to the fact that I have an exam in the December diet and will need to devote a certain amount of time to revision. All of these time scales include time for testing.</text:p>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arial" style:family="paragraph" style:parent-style-name="Standard">
      <style:paragraph-properties fo:text-align="center" style:justify-single-word="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Watson</meta:initial-creator>
    <meta:creation-date>2013-10-07T15:53:32</meta:creation-date>
    <dc:date>2013-10-08T14:22:22</dc:date>
    <dc:creator>Andrew Watson</dc:creator>
    <meta:editing-duration>PT2H30M50S</meta:editing-duration>
    <meta:editing-cycles>2</meta:editing-cycles>
    <meta:generator>LibreOffice/3.4$Unix LibreOffice_project/340m1$Build-502</meta:generator>
    <meta:document-statistic meta:table-count="0" meta:image-count="0" meta:object-count="0" meta:page-count="2" meta:paragraph-count="17" meta:word-count="896" meta:character-count="5198" meta:non-whitespace-character-count="4318"/>
  </office:meta>
</office:document-meta>
</file>